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62ad" officeooo:paragraph-rsid="001d62ad"/>
    </style:style>
    <style:style style:name="P2" style:family="paragraph" style:parent-style-name="Standard">
      <style:text-properties officeooo:rsid="001e9dd2" officeooo:paragraph-rsid="001e9dd2"/>
    </style:style>
    <style:style style:name="P3" style:family="paragraph" style:parent-style-name="Standard">
      <style:text-properties officeooo:rsid="001f334d" officeooo:paragraph-rsid="001f334d"/>
    </style:style>
    <style:style style:name="P4" style:family="paragraph" style:parent-style-name="Standard">
      <style:text-properties officeooo:paragraph-rsid="001f334d"/>
    </style:style>
    <style:style style:name="P5" style:family="paragraph" style:parent-style-name="Standard">
      <style:text-properties officeooo:rsid="001fb2e8" officeooo:paragraph-rsid="001fb2e8"/>
    </style:style>
    <style:style style:name="T1" style:family="text">
      <style:text-properties officeooo:rsid="001e9dd2"/>
    </style:style>
    <style:style style:name="T2" style:family="text">
      <style:text-properties officeooo:rsid="001f334d"/>
    </style:style>
    <style:style style:name="T3" style:family="text">
      <style:text-properties officeooo:rsid="001fb2e8"/>
    </style:style>
    <style:style style:name="T4" style:family="text">
      <style:text-properties officeooo:rsid="0020a4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1.<text:tab/>Honestly, somewhere in between, but if I had to pick one extreme it would be the first. Being known as an ethical and dependable person is likely to gain you more relationships in every aspect of your life. Being an unethical rich person, I would be constantly skeptical of the motives of everyone I came into contact with. I think there’s more to life than just money. Money doesn’t last after you’re dead. Your reputation and memory, does. That being said, I think the people of modest means are often the ones to benefit most from making unethical decisions.</text:span></text:p>
      <text:p text:style-name="P3"/>
      <text:p text:style-name="P3">2. <text:tab/>I see misrepresentation as a more of a blatant lie, and embellishment as a stretch of the truth. Saying you have two years of research experience in Software Engineering when one of those years was actually in something closely related, is an embellishment. Saying you have two years of experience in something you’ve never done before, just read about, that’s misrepresentation.</text:p>
      <text:p text:style-name="P1"/>
      <text:p text:style-name="P3">4.<text:tab/>I think that cultural diversity is something that benefits everyone. I believe this is why so many things, especially in the IT world, favor underrepresented minorities. I believe that there is an argument to say that bringing in an employee from another country would have greater effects on the workforce than another person from the US. However, if the economical impact of this job is only felt in the foreign nation in question, say outsourcing a job overseas, that defeats the benefits I just mentioned and leads me to believe the purpose was purely profit based. If the job remains in the US though, I don’t think you can go wrong either way, but I’d likely pick the foreign candidate.</text:p>
      <text:p text:style-name="P3"/>
      <text:p text:style-name="P3">8.<text:tab/><text:span text:style-name="T3">Looking at the ACM and IEE-CS codes of ethics I found their content to be mostly the same. I think this makes sense considering that the entire idea is to find a set of ethics that everyone can agree upon. It only makes sense that they come to a very similar conclusion. I did find the ACM code to be a bit more thorough in explanation and the IEE-CS code to be a more to the point, however, I didn’t find either one to be unclear at any point. They did leave unsaid, however, the situationalness of these codes. I know the idea is to keep ethics as constant and solid as possible but in the real world this doesn’t work. In war, if every programmer on one side followed either one of these codes, that side would most certainly be defeated. Neither code of ethics took such cases into account. I’m not certain if it is their place to do so, but either way, they didn’t.</text:span></text:p>
      <text:p text:style-name="P3"/>
      <text:p text:style-name="P5">10.<text:tab/>A breach of contract is any form of working against the agreement. This can be something very minor or something bigger. A material breach of contract is a complete disregard for the agreement. Something that completely dismisses the agreement at all would be considered material. “<text:span text:style-name="T4">When there has been a material breach of contract, the nonbreaching party can either: (1) rescind the contract, seek restitution of any compensation paid under the contract to the breaching party, and be discharged from any further performance under the contract; or (2) treat the contract as being in effect and sue the breaching party to recover damages.” I wonder how this would play out if both parties were breaching parties. I also wonder how this would work if their were more than two parties.</text:span></text:p>
      <text:p text:style-name="P3"/>
      <text:p text:style-name="P1"><text:tab/><text:span text:style-name="T1">I found the multiple perspectives on relationships between IT Workers and others to be rather interesting. I’m currently in Technical Writing and we just got done talking about how important the audience of a writing piece is. Things can be differently viewed from one group as another. I see that the same is true in ethics. Different groups, or audiences if you will, can have differing expectations and emphasis when it comes to ethics within IT. Some people may see that as a chance to tweak ethics for various situations, but I see it as more of an emphasis on values, and knowing the audiences values is certainly helpful outside of just writing things.</text:span></text:p>
      <text:p text:style-name="P1"/>
      <text:p text:style-name="P2">Of all the relations listed in this chapter which do you think is the most important <text:span text:style-name="T4">and why</text:span>? Perhaps it’s the one you see as the most corrupt, or maybe it’s just the one you think has the greatest ethical impact.</text:p>
      <text:p text:style-name="P2"><text:soft-page-break/>(IT Workers with Employers, Clients, Suppliers, Other Professionals, Users, or Soci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9:34:43.797000000</meta:creation-date>
    <dc:date>2018-02-01T20:28:01.474000000</dc:date>
    <meta:editing-duration>PT6M26S</meta:editing-duration>
    <meta:editing-cycles>1</meta:editing-cycles>
    <meta:document-statistic meta:table-count="0" meta:image-count="0" meta:object-count="0" meta:page-count="2" meta:paragraph-count="8" meta:word-count="748" meta:character-count="4262" meta:non-whitespace-character-count="3520"/>
    <meta:generator>LibreOffice/5.4.3.2$Windows_X86_64 LibreOffice_project/92a7159f7e4af62137622921e809f8546db437e5</meta:generator>
  </office:meta>
</office:document-meta>
</file>